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co1" style:family="table-column">
      <style:table-column-properties style:column-width="3.141cm" style:use-optimal-column-width="false"/>
    </style:style>
    <style:style style:name="co2" style:family="table-column">
      <style:table-column-properties style:column-width="4.502cm" style:use-optimal-column-width="false"/>
    </style:style>
    <style:style style:name="co3" style:family="table-column">
      <style:table-column-properties style:column-width="6.685cm" style:use-optimal-column-width="false"/>
    </style:style>
    <style:style style:name="co4" style:family="table-column">
      <style:table-column-properties style:column-width="5.969cm" style:use-optimal-column-width="false"/>
    </style:style>
    <style:style style:name="ro1" style:family="table-row">
      <style:table-row-properties style:row-height="0.56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color="#000000" fo:font-family="'Times New Roman'" style:font-style-name="Italic" style:font-family-generic="roman" style:font-pitch="variable" fo:font-size="8pt" style:font-size-asian="8pt" style:font-size-complex="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color="#000000"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0.001cm solid #000000"/>
      <style:text-properties fo:color="#000000"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3" style:family="paragraph">
      <style:paragraph-properties fo:line-height="100%" fo:text-align="center"/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line-height="100%"/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line-height="100%" fo:text-align="start"/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7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8" style:family="paragraph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7" style:family="text">
      <style:text-properties fo:font-family="'Times New Roman'" style:font-style-name="Italic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family="'Times New Roman'" style:font-style-name="Italic" style:font-family-generic="roman" style:font-pitch="variable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683cm" svg:height="0.577cm" svg:x="4.402cm" svg:y="5.51cm">
          <draw:text-box>
            <text:p text:style-name="P1"><text:span text:style-name="T1">Table 1.</text:span><text:span text:style-name="T2"> </text:span><text:span text:style-name="T3">RatingVector</text:span><text:span text:style-name="T2"> class</text:span></text:p>
          </draw:text-box>
        </draw:frame>
        <draw:frame draw:style-name="standard" draw:layer="layout" svg:width="3.14cm" svg:height="2.894cm" svg:x="4.682cm" svg:y="6.0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Data::RatingVector</text:p>
              </table:table-cell>
            </table:table-row>
            <table:table-row table:style-name="ro1">
              <table:table-cell table:style-name="ce2">
                <text:p text:style-name="P4">userid<text:span text:style-name="T4">:</text:span>int</text:p>
                <text:p text:style-name="P4">ratings<text:span text:style-name="T4">:</text:span>Rating<text:span text:style-name="T4">[]</text:span></text:p>
              </table:table-cell>
            </table:table-row>
            <table:table-row table:style-name="ro1">
              <table:table-cell table:style-name="ce3">
                <text:p text:style-name="P5">get(int):Rating</text:p>
                <text:p text:style-name="P5">put(int, Rating):void</text:p>
                <text:p text:style-name="P5">remove(int):void</text:p>
                <text:p text:style-name="P5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3.701cm" svg:height="0.577cm" svg:x="5.155cm" svg:y="9.045cm">
          <draw:text-box>
            <text:p text:style-name="P1"><text:span text:style-name="T1">Table 2.</text:span><text:span text:style-name="T2"> </text:span><text:span text:style-name="T3">Provider</text:span><text:span text:style-name="T2"> interface</text:span></text:p>
          </draw:text-box>
        </draw:frame>
        <draw:frame draw:style-name="standard" draw:layer="layout" svg:width="4.501cm" svg:height="2.371cm" svg:x="4.719cm" svg:y="9.5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6"><text:span text:style-name="T5">Data</text:span><text:span text:style-name="T6">::</text:span><text:span text:style-name="T5">Provider</text:span></text:p>
              </table:table-cell>
            </table:table-row>
            <table:table-row table:style-name="ro1">
              <table:table-cell table:style-name="ce2">
                <text:p text:style-name="P7"><text:span text:style-name="T5">updateRating</text:span><text:span text:style-name="T7">(</text:span><text:span text:style-name="T5">RatingVector</text:span><text:span text:style-name="T7">):</text:span><text:span text:style-name="T5">boolean</text:span></text:p>
                <text:p text:style-name="P1"><text:span text:style-name="T5">updateUserProfile</text:span><text:span text:style-name="T7">(</text:span><text:span text:style-name="T5">Profile</text:span><text:span text:style-name="T7">):</text:span><text:span text:style-name="T5">boolean</text:span></text:p>
                <text:p text:style-name="P1"><text:span text:style-name="T5">updateItemProfile</text:span><text:span text:style-name="T7">(</text:span><text:span text:style-name="T5">Profile</text:span><text:span text:style-name="T7">):</text:span><text:span text:style-name="T5">boolean</text:span></text:p>
                <text:p text:style-name="P1"><text:span text:style-name="T5">GetCTSManager</text:span><text:span text:style-name="T7">():</text:span><text:span text:style-name="T5">CTSManager</text:span></text:p>
                <text:p text:style-name="P8"><text:span text:style-name="T6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3.701cm" svg:height="0.577cm" svg:x="10.206cm" svg:y="5.564cm">
          <draw:text-box>
            <text:p text:style-name="P1"><text:span text:style-name="T1">Table 3.</text:span><text:span text:style-name="T2"> </text:span><text:span text:style-name="T3">Protocol</text:span><text:span text:style-name="T2"> interface</text:span></text:p>
          </draw:text-box>
        </draw:frame>
        <draw:frame draw:style-name="standard" draw:layer="layout" svg:width="6.684cm" svg:height="2.049cm" svg:x="8.67cm" svg:y="6.089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9"><text:span text:style-name="T5">Client</text:span><text:span text:style-name="T6">::</text:span><text:span text:style-name="T5">Protocol</text:span></text:p>
              </table:table-cell>
            </table:table-row>
            <table:table-row table:style-name="ro1">
              <table:table-cell table:style-name="ce2">
                <text:p><text:span text:style-name="T5">createRecommendRequest</text:span><text:span text:style-name="T7">(</text:span><text:span text:style-name="T5">RecommendParam</text:span><text:span text:style-name="T7">):</text:span><text:span text:style-name="T5">Request</text:span></text:p>
                <text:p><text:span text:style-name="T5">createUpdateRatingRequest</text:span><text:span text:style-name="T7">(</text:span><text:span text:style-name="T5">RatingVector</text:span><text:span text:style-name="T7">):</text:span><text:span text:style-name="T5">Request</text:span></text:p>
                <text:p><text:span text:style-name="T5">createUpdateUserProfileRequest</text:span><text:span text:style-name="T7">(</text:span><text:span text:style-name="T5">Profile</text:span><text:span text:style-name="T7">):</text:span><text:span text:style-name="T3">Request</text:span></text:p>
                <text:p text:style-name="P1"><text:span text:style-name="T6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3.701cm" svg:height="0.577cm" svg:x="10.81cm" svg:y="8.393cm">
          <draw:text-box>
            <text:p text:style-name="P1"><text:span text:style-name="T1">Table 4.</text:span><text:span text:style-name="T2"> </text:span><text:span text:style-name="T3">Service</text:span><text:span text:style-name="T2"> interface</text:span></text:p>
          </draw:text-box>
        </draw:frame>
        <draw:frame draw:style-name="standard" draw:layer="layout" svg:width="5.968cm" svg:height="3.015cm" svg:x="9.474cm" svg:y="8.918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9"><text:span text:style-name="T5">Client</text:span><text:span text:style-name="T6">::</text:span><text:span text:style-name="T5">Service</text:span></text:p>
              </table:table-cell>
            </table:table-row>
            <table:table-row table:style-name="ro1">
              <table:table-cell table:style-name="ce2">
                <text:p><text:span text:style-name="T5">estimate</text:span><text:span text:style-name="T7">(</text:span><text:span text:style-name="T5">RecommendParam</text:span><text:span text:style-name="T7">, </text:span><text:span text:style-name="T5">int</text:span><text:span text:style-name="T7">[]):</text:span><text:span text:style-name="T5">RatingVector</text:span></text:p>
                <text:p><text:span text:style-name="T3">recommend</text:span><text:span text:style-name="T8">(</text:span><text:span text:style-name="T3">RecommendParam</text:span><text:span text:style-name="T8">, </text:span><text:span text:style-name="T3">int</text:span><text:span text:style-name="T8">):</text:span><text:span text:style-name="T3">RatingVector</text:span></text:p>
                <text:p><text:span text:style-name="T5">updateRating</text:span><text:span text:style-name="T7">(</text:span><text:span text:style-name="T5">RatingVector</text:span><text:span text:style-name="T7">):</text:span><text:span text:style-name="T5">boolean</text:span></text:p>
                <text:p><text:span text:style-name="T5">getUserRating</text:span><text:span text:style-name="T7">(</text:span><text:span text:style-name="T5">int</text:span><text:span text:style-name="T7">):</text:span><text:span text:style-name="T3">RatingVector</text:span></text:p>
                <text:p><text:span text:style-name="T3">getUserProfile</text:span><text:span text:style-name="T8">(</text:span><text:span text:style-name="T3">int</text:span><text:span text:style-name="T8">):</text:span><text:span text:style-name="T3">Profile</text:span></text:p>
                <text:p><text:span text:style-name="T3">updateUserProfile</text:span><text:span text:style-name="T8">(</text:span><text:span text:style-name="T3">Profile</text:span><text:span text:style-name="T8">):</text:span><text:span text:style-name="T3">boolean</text:span></text:p>
                <text:p text:style-name="P1"><text:span text:style-name="T6">...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4.013cm" fo:margin-bottom="6.198cm" fo:margin-left="4.394cm" fo:margin-right="4.3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26T15:40:17.81</meta:creation-date>
    <dc:date>2015-12-26T21:18:54.39</dc:date>
    <dc:creator>Loc Nguyen</dc:creator>
    <meta:editing-duration>PT5H38M</meta:editing-duration>
    <meta:editing-cycles>85</meta:editing-cycles>
    <meta:generator>OpenOffice/4.1.1$Win32 OpenOffice.org_project/411m6$Build-9775</meta:generator>
    <meta:document-statistic meta:object-count="8"/>
  </office:meta>
</office:document-meta>
</file>